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Tris</text:p>
          </table:table-cell>
          <table:table-cell table:style-name="ce1" office:value-type="string" calcext:value-type="string">
            <text:p>ETris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 table:style-name="ce2" office:value-type="float" office:value="29.8" calcext:value-type="float">
            <text:p>29.8</text:p>
          </table:table-cell>
          <table:table-cell table:style-name="ce2" office:value-type="float" office:value="0.1001" calcext:value-type="float">
            <text:p>0.1001</text:p>
          </table:table-cell>
          <table:table-cell table:style-name="ce2" office:value-type="float" office:value="7.01" calcext:value-type="float">
            <text:p>7.01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00.9" calcext:value-type="float">
            <text:p>100.9</text:p>
          </table:table-cell>
          <table:table-cell table:style-name="ce2" office:value-type="float" office:value="211.9" calcext:value-type="float">
            <text:p>211.9</text:p>
          </table:table-cell>
          <table:table-cell table:style-name="ce2" table:formula="of:=2.5+0.05" office:value-type="float" office:value="2.55" calcext:value-type="float">
            <text:p>2.55</text:p>
          </table:table-cell>
          <table:table-cell table:style-name="ce2" office:value-type="float" office:value="30.5" calcext:value-type="float">
            <text:p>30.5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14.7" calcext:value-type="float">
            <text:p>214.7</text:p>
          </table:table-cell>
          <table:table-cell table:style-name="ce2" table:formula="of:=[.G2]+0.05" office:value-type="float" office:value="2.6" calcext:value-type="float">
            <text:p>2.6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17.1" calcext:value-type="float">
            <text:p>217.1</text:p>
          </table:table-cell>
          <table:table-cell table:style-name="ce2" table:formula="of:=[.G3]+0.05" office:value-type="float" office:value="2.65" calcext:value-type="float">
            <text:p>2.6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19.4" calcext:value-type="float">
            <text:p>219.4</text:p>
          </table:table-cell>
          <table:table-cell table:style-name="ce2" table:formula="of:=[.G4]+0.05" office:value-type="float" office:value="2.7" calcext:value-type="float">
            <text:p>2.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1.4" calcext:value-type="float">
            <text:p>221.4</text:p>
          </table:table-cell>
          <table:table-cell table:style-name="ce2" table:formula="of:=[.G5]+0.05" office:value-type="float" office:value="2.75" calcext:value-type="float">
            <text:p>2.7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3.3" calcext:value-type="float">
            <text:p>223.3</text:p>
          </table:table-cell>
          <table:table-cell table:style-name="ce2" table:formula="of:=[.G6]+0.05" office:value-type="float" office:value="2.8" calcext:value-type="float">
            <text:p>2.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5.1" calcext:value-type="float">
            <text:p>225.1</text:p>
          </table:table-cell>
          <table:table-cell table:style-name="ce2" table:formula="of:=[.G7]+0.05" office:value-type="float" office:value="2.85" calcext:value-type="float">
            <text:p>2.8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6.8" calcext:value-type="float">
            <text:p>226.8</text:p>
          </table:table-cell>
          <table:table-cell table:style-name="ce2" table:formula="of:=[.G8]+0.05" office:value-type="float" office:value="2.9" calcext:value-type="float">
            <text:p>2.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8.4" calcext:value-type="float">
            <text:p>228.4</text:p>
          </table:table-cell>
          <table:table-cell table:style-name="ce2" table:formula="of:=[.G9]+0.05" office:value-type="float" office:value="2.95" calcext:value-type="float">
            <text:p>2.9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9.9" calcext:value-type="float">
            <text:p>229.9</text:p>
          </table:table-cell>
          <table:table-cell table:style-name="ce2" table:formula="of:=[.G10]+0.05" office:value-type="float" office:value="3" calcext:value-type="float">
            <text:p>3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1.3" calcext:value-type="float">
            <text:p>231.3</text:p>
          </table:table-cell>
          <table:table-cell table:style-name="ce2" table:formula="of:=[.G11]+0.05" office:value-type="float" office:value="3.05" calcext:value-type="float">
            <text:p>3.0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2.6" calcext:value-type="float">
            <text:p>232.6</text:p>
          </table:table-cell>
          <table:table-cell table:style-name="ce2" table:formula="of:=[.G12]+0.05" office:value-type="float" office:value="3.1" calcext:value-type="float">
            <text:p>3.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3.9" calcext:value-type="float">
            <text:p>233.9</text:p>
          </table:table-cell>
          <table:table-cell table:style-name="ce2" table:formula="of:=[.G13]+0.05" office:value-type="float" office:value="3.15" calcext:value-type="float">
            <text:p>3.1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5.1" calcext:value-type="float">
            <text:p>235.1</text:p>
          </table:table-cell>
          <table:table-cell table:style-name="ce2" table:formula="of:=[.G14]+0.05" office:value-type="float" office:value="3.2" calcext:value-type="float">
            <text:p>3.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6.3" calcext:value-type="float">
            <text:p>236.3</text:p>
          </table:table-cell>
          <table:table-cell table:style-name="ce2" table:formula="of:=[.G15]+0.05" office:value-type="float" office:value="3.25" calcext:value-type="float">
            <text:p>3.2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7.4" calcext:value-type="float">
            <text:p>237.4</text:p>
          </table:table-cell>
          <table:table-cell table:style-name="ce2" table:formula="of:=[.G16]+0.05" office:value-type="float" office:value="3.3" calcext:value-type="float">
            <text:p>3.3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8.5" calcext:value-type="float">
            <text:p>238.5</text:p>
          </table:table-cell>
          <table:table-cell table:style-name="ce2" table:formula="of:=[.G17]+0.05" office:value-type="float" office:value="3.35" calcext:value-type="float">
            <text:p>3.3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9.5" calcext:value-type="float">
            <text:p>239.5</text:p>
          </table:table-cell>
          <table:table-cell table:style-name="ce2" table:formula="of:=[.G18]+0.05" office:value-type="float" office:value="3.4" calcext:value-type="float">
            <text:p>3.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0.5" calcext:value-type="float">
            <text:p>240.5</text:p>
          </table:table-cell>
          <table:table-cell table:style-name="ce2" table:formula="of:=[.G19]+0.05" office:value-type="float" office:value="3.45" calcext:value-type="float">
            <text:p>3.4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1.5" calcext:value-type="float">
            <text:p>241.5</text:p>
          </table:table-cell>
          <table:table-cell table:style-name="ce2" table:formula="of:=[.G20]+0.05" office:value-type="float" office:value="3.5" calcext:value-type="float">
            <text:p>3.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2.4" calcext:value-type="float">
            <text:p>242.4</text:p>
          </table:table-cell>
          <table:table-cell table:style-name="ce2" table:formula="of:=[.G21]+0.05" office:value-type="float" office:value="3.55" calcext:value-type="float">
            <text:p>3.5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3.3" calcext:value-type="float">
            <text:p>243.3</text:p>
          </table:table-cell>
          <table:table-cell table:style-name="ce2" table:formula="of:=[.G22]+0.05" office:value-type="float" office:value="3.6" calcext:value-type="float">
            <text:p>3.6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4.1" calcext:value-type="float">
            <text:p>244.1</text:p>
          </table:table-cell>
          <table:table-cell table:style-name="ce2" table:formula="of:=[.G23]+0.05" office:value-type="float" office:value="3.65" calcext:value-type="float">
            <text:p>3.6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5" calcext:value-type="float">
            <text:p>245</text:p>
          </table:table-cell>
          <table:table-cell table:style-name="ce2" table:formula="of:=[.G24]+0.05" office:value-type="float" office:value="3.7" calcext:value-type="float">
            <text:p>3.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5.8" calcext:value-type="float">
            <text:p>245.8</text:p>
          </table:table-cell>
          <table:table-cell table:style-name="ce2" table:formula="of:=[.G25]+0.05" office:value-type="float" office:value="3.75" calcext:value-type="float">
            <text:p>3.7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6.6" calcext:value-type="float">
            <text:p>246.6</text:p>
          </table:table-cell>
          <table:table-cell table:style-name="ce2" table:formula="of:=[.G26]+0.05" office:value-type="float" office:value="3.8" calcext:value-type="float">
            <text:p>3.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7.3" calcext:value-type="float">
            <text:p>247.3</text:p>
          </table:table-cell>
          <table:table-cell table:style-name="ce2" table:formula="of:=[.G27]+0.05" office:value-type="float" office:value="3.85" calcext:value-type="float">
            <text:p>3.8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8.1" calcext:value-type="float">
            <text:p>248.1</text:p>
          </table:table-cell>
          <table:table-cell table:style-name="ce2" table:formula="of:=[.G28]+0.05" office:value-type="float" office:value="3.9" calcext:value-type="float">
            <text:p>3.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8.8" calcext:value-type="float">
            <text:p>248.8</text:p>
          </table:table-cell>
          <table:table-cell table:style-name="ce2" table:formula="of:=[.G29]+0.05" office:value-type="float" office:value="3.94999999999999" calcext:value-type="float">
            <text:p>3.9499999999999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9.5" calcext:value-type="float">
            <text:p>249.5</text:p>
          </table:table-cell>
          <table:table-cell table:style-name="ce2" table:formula="of:=[.G30]+0.05" office:value-type="float" office:value="4" calcext:value-type="float">
            <text:p>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0.2" calcext:value-type="float">
            <text:p>250.2</text:p>
          </table:table-cell>
          <table:table-cell table:style-name="ce2" table:formula="of:=[.G31]+0.05" office:value-type="float" office:value="4.04999999999999" calcext:value-type="float">
            <text:p>4.0499999999999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0.9" calcext:value-type="float">
            <text:p>250.9</text:p>
          </table:table-cell>
          <table:table-cell table:style-name="ce2" table:formula="of:=[.G32]+0.05" office:value-type="float" office:value="4.09999999999999" calcext:value-type="float">
            <text:p>4.0999999999999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1.5" calcext:value-type="float">
            <text:p>251.5</text:p>
          </table:table-cell>
          <table:table-cell table:style-name="ce2" table:formula="of:=[.G33]+0.05" office:value-type="float" office:value="4.14999999999999" calcext:value-type="float">
            <text:p>4.14999999999999</text:p>
          </table:table-cell>
          <table:table-cell table:style-name="ce1"/>
          <table:table-cell table:number-columns-repeated="1016"/>
        </table:table-row>
        <table:table-row table:style-name="ro1">
          <table:table-cell table:number-columns-repeated="5"/>
          <table:table-cell table:style-name="ce1" office:value-type="float" office:value="252.1" calcext:value-type="float">
            <text:p>252.1</text:p>
          </table:table-cell>
          <table:table-cell table:style-name="ce2" table:formula="of:=[.G34]+0.05" office:value-type="float" office:value="4.19999999999999" calcext:value-type="float">
            <text:p>4.19999999999999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52.8" calcext:value-type="float">
            <text:p>252.8</text:p>
          </table:table-cell>
          <table:table-cell table:style-name="ce2" table:formula="of:=[.G35]+0.05" office:value-type="float" office:value="4.24999999999999" calcext:value-type="float">
            <text:p>4.24999999999999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53.4" calcext:value-type="float">
            <text:p>253.4</text:p>
          </table:table-cell>
          <table:table-cell table:style-name="ce2" table:formula="of:=[.G36]+0.05" office:value-type="float" office:value="4.29999999999999" calcext:value-type="float">
            <text:p>4.29999999999999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54" calcext:value-type="float">
            <text:p>254</text:p>
          </table:table-cell>
          <table:table-cell table:style-name="ce2" table:formula="of:=[.G37]+0.05" office:value-type="float" office:value="4.34999999999999" calcext:value-type="float">
            <text:p>4.34999999999999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54.6" calcext:value-type="float">
            <text:p>254.6</text:p>
          </table:table-cell>
          <table:table-cell table:style-name="ce2" table:formula="of:=[.G38]+0.05" office:value-type="float" office:value="4.39999999999999" calcext:value-type="float">
            <text:p>4.39999999999999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55.1" calcext:value-type="float">
            <text:p>255.1</text:p>
          </table:table-cell>
          <table:table-cell table:style-name="ce2" table:formula="of:=[.G39]+0.05" office:value-type="float" office:value="4.44999999999999" calcext:value-type="float">
            <text:p>4.44999999999999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55.7" calcext:value-type="float">
            <text:p>255.7</text:p>
          </table:table-cell>
          <table:table-cell table:style-name="ce2" table:formula="of:=[.G40]+0.05" office:value-type="float" office:value="4.49999999999999" calcext:value-type="float">
            <text:p>4.49999999999999</text:p>
          </table:table-cell>
          <table:table-cell table:number-columns-repeated="1017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4" meta:object-count="0"/>
    <meta:generator>LibreOfficeDev/6.0.5.2$Linux_X86_64 LibreOffice_project/</meta:generator>
  </office:meta>
</office:document-meta>
</file>